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11" office:value-type="string" calcext:value-type="string">
            <text:p>Volu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【1日限定公開】UNISON SQUARE GARDEN「Catch up, latency」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オリオンをなぞる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シュガーソングとビターステップ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宇宙の大きさを体感できる動画（Mitaka 版.mp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宇宙の大きさを体感できる動画（Mitaka 版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「地球-まる-」 Music Video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坂口有望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『好-じょし-』Music Video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4k 絶景 癒し自然映像 「新緑の上高地 梓川と穂高連峰」5月下旬 信州松本 Japan Kamikochi Natur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絶景 癒し自然映像 「新緑の上高地 梓川と穂高連峰」5月下旬 信州松本 Japan Kamikochi Natur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Forest - 9796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st - 9796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River - 14205.mp4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ver - 14205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Sky.m4v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自然/Waterfall - 24515.mp4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terfall - 24515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飛行機/Blue ImpulseBlueimpulseshort.m4v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Blue Impulse</text:p>
          </table:table-cell>
          <table:table-cell office:value-type="string" calcext:value-type="string">
            <text:p>Blueimpulseshort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飛行機/ロック岩崎PlaneShort.m4v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ロック岩崎</text:p>
          </table:table-cell>
          <table:table-cell office:value-type="string" calcext:value-type="string">
            <text:p>PlaneShort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acro.A3:Macro.E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00/00/00</text:date>, <text:time style:data-style-name="N2" text:time-value="08:15:46.777924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23T08:18:01.468705704</dc:date>
    <meta:editing-duration>PT3H11M19S</meta:editing-duration>
    <meta:editing-cycles>123</meta:editing-cycles>
    <meta:generator>LibreOffice/6.1.5.2$Linux_ARM_EABI LibreOffice_project/10$Build-2</meta:generator>
    <meta:document-statistic meta:table-count="1" meta:cell-count="7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	call Macro2()
	
    Dim buf, buf_p As String, msg As String
    buf_p = cells(1,2)
    buf = Dir(buf_p , 0)
    rem MsgBox cells(1,2)
    dim row as Integer 
    row = 2
    ' 1st
    Do While buf &lt;&gt; ""
    	row = row + 1
    	cells(row,1) = buf_p &amp; buf
        cells(row,2) = "-"
        cells(row,3) = "-"
        cells(row,4) = buf
        cells(row,5) = "70"
        rem msg = msg &amp; buf &amp; vbCrLf
        buf = Dir()
    Loop
    '2nd
    buf = Dir(buf_p , 16)
    dim path2() as String
    dim idx as Integer
    idx = 0
    Do While buf &lt;&gt; ""
	    if left$(buf, 1) &lt;&gt; "." then
	    	idx = idx + 1
	    	redim preserve path2(idx)
	    	path2(idx) = buf
	        rem msg = msg &amp; buf &amp; vbCrLf
        endif
       	buf = Dir()
    Loop
    if idx &gt; 0 then
    	dim i as Integer
	    for i = 1 to idx
	    	buf = Dir(buf_p &amp; "/" &amp; path2(i) &amp; "/", 0)
		    Do While buf &lt;&gt; ""
			    if left$(buf,1) &lt;&gt; "." then
			    	row = row + 1
			    	cells(row,1) = buf_p &amp; path2(i) &amp; "/" &amp; buf
			        cells(row,2) = path2(i)
			        cells(row,3) = "-"
			        cells(row,4) = buf
        			cells(row,5) = "70"
			        rem msg = msg &amp; buf &amp; vbCrLf
			    endif
	        	buf = Dir()
		    Loop
		    '3rd
		    buf = Dir(buf_p &amp; path2(i) &amp; "/" , 16)
		    dim path3() as String
		    dim idx3 as Integer
		    idx3 = 0
		    Do While buf &lt;&gt; ""
			    if left$(buf, 1) &lt;&gt; "." then
			    	idx3 = idx3 + 1
			    	redim preserve path3(idx3)
			    	path3(idx3) = buf
			        rem msg = msg &amp; buf &amp; vbCrLf
		        endif
		        buf = Dir()
		    Loop
		    if idx3 &gt; 0 then
		    	dim i3 as Integer
			    for i3 = 1 to idx3
			    	buf = Dir(buf_p &amp; path2(i) &amp; "/" &amp; path3(i3) &amp; "/", 0)
				    Do While buf &lt;&gt; ""
					    if left$(buf,1) &lt;&gt; "." then
					    	row = row + 1
					    	cells(row,1) = buf_p &amp; path2(i) &amp; "/" &amp; path3(i3) &amp; buf
					        cells(row,2) = path2(i)
					        cells(row,3) = path3(i3)
					        cells(row,4) = buf
			                cells(row,5) = "70"
					        rem msg = msg &amp; buf &amp; vbCrLf
					    endif
			        	buf = Dir()
				    Loop
				    
				    
				next i3
		    endif
		    
		    
		next i
    endif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E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


sub Macro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2(0) as new com.sun.star.beans.PropertyValue
args2(0).Name = "ToPoint"
args2(0).Value = "$A$3"

dispatcher.executeDispatch(document, ".uno:GoToCell", "", 0, args2())

rem ----------------------------------------------------------------------
dim args3(0) as new com.sun.star.beans.PropertyValue
args3(0).Name = "ToPoint"
args3(0).Value = "$A$3:$E$6000"

dispatcher.executeDispatch(document, ".uno:GoToCell", "", 0, args3())

rem ----------------------------------------------------------------------
dispatcher.executeDispatch(document, ".uno:ClearContent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